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5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7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0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1" style:family="paragraph" style:parent-style-name="Heading_20_1">
      <style:paragraph-properties fo:line-height="110%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4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0773a3"/>
    </style:style>
    <style:style style:name="T6" style:family="text">
      <style:text-properties fo:color="#4c4c4c"/>
    </style:style>
    <style:style style:name="T7" style:family="text">
      <style:text-properties fo:color="#4c4c4c" style:font-name="Times New Roman2"/>
    </style:style>
    <style:style style:name="T8" style:family="text">
      <style:text-properties fo:color="#4c4c4c" officeooo:rsid="001b802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c07c" style:font-weight-asian="bold" style:font-weight-complex="bold"/>
    </style:style>
    <style:style style:name="T11" style:family="text">
      <style:text-properties fo:font-weight="bold" officeooo:rsid="0020377e" style:font-weight-asian="bold" style:font-weight-complex="bold"/>
    </style:style>
    <style:style style:name="T12" style:family="text">
      <style:text-properties fo:font-weight="bold" officeooo:rsid="002122b2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773a3" style:font-style-asian="normal" style:font-style-complex="normal"/>
    </style:style>
    <style:style style:name="T18" style:family="text">
      <style:text-properties officeooo:rsid="000773a3"/>
    </style:style>
    <style:style style:name="T19" style:family="text">
      <style:text-properties officeooo:rsid="000c299d"/>
    </style:style>
    <style:style style:name="T20" style:family="text">
      <style:text-properties officeooo:rsid="000dd52f"/>
    </style:style>
    <style:style style:name="T21" style:family="text">
      <style:text-properties officeooo:rsid="000e67c4"/>
    </style:style>
    <style:style style:name="T22" style:family="text">
      <style:text-properties officeooo:rsid="0010c07c"/>
    </style:style>
    <style:style style:name="T23" style:family="text">
      <style:text-properties officeooo:rsid="000f9681"/>
    </style:style>
    <style:style style:name="T24" style:family="text">
      <style:text-properties officeooo:rsid="001135ca"/>
    </style:style>
    <style:style style:name="T25" style:family="text">
      <style:text-properties officeooo:rsid="0011595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0c07c" style:font-weight-asian="normal" style:font-weight-complex="normal"/>
    </style:style>
    <style:style style:name="T28" style:family="text">
      <style:text-properties fo:font-weight="normal" officeooo:rsid="00167aa8" style:font-weight-asian="normal" style:font-weight-complex="normal"/>
    </style:style>
    <style:style style:name="T29" style:family="text">
      <style:text-properties fo:font-weight="normal" officeooo:rsid="0020377e" style:font-weight-asian="normal" style:font-weight-complex="normal"/>
    </style:style>
    <style:style style:name="T30" style:family="text">
      <style:text-properties officeooo:rsid="00167aa8"/>
    </style:style>
    <style:style style:name="T31" style:family="text">
      <style:text-properties officeooo:rsid="0017e2f7"/>
    </style:style>
    <style:style style:name="T32" style:family="text">
      <style:text-properties officeooo:rsid="001c643c"/>
    </style:style>
    <style:style style:name="T33" style:family="text">
      <style:text-properties officeooo:rsid="001ccb36"/>
    </style:style>
    <style:style style:name="T34" style:family="text">
      <style:text-properties officeooo:rsid="001d9ce8"/>
    </style:style>
    <style:style style:name="T35" style:family="text">
      <style:text-properties officeooo:rsid="00205435"/>
    </style:style>
    <style:style style:name="T36" style:family="text">
      <style:text-properties style:font-name="Times New Roman1" fo:font-size="12pt" fo:font-weight="bold" style:font-weight-asian="bold" style:font-weight-complex="bold"/>
    </style:style>
    <style:style style:name="T37" style:family="text">
      <style:text-properties style:font-name="Times New Roman1" fo:font-size="12pt" fo:font-weight="normal" style:font-weight-asian="normal" style:font-weight-complex="normal"/>
    </style:style>
    <style:style style:name="T38" style:family="text">
      <style:text-properties officeooo:rsid="002122b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260124872" text:id="ct26012487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260143384" text:id="ct260143384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260141304" text:id="ct260141304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260143696" text:id="ct26014369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60143904" text:id="ct26014390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3592" text:id="ct260143592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260144008" text:id="ct2601440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4112" text:id="ct260144112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260144216" text:id="ct26014421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4320" text:id="ct260144320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260144424" text:id="ct2601444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3800" text:id="ct26014380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60144736" text:id="ct26014473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4944" text:id="ct260144944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260145048" text:id="ct2601450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5152" text:id="ct260145152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260145256" text:id="ct26014525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4840" text:id="ct260144840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260145464" text:id="ct26014546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5568" text:id="ct26014556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260145360" text:id="ct26014536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5672" text:id="ct26014567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260145776" text:id="ct26014577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260145880" text:id="ct26014588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60145984" text:id="ct260145984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260146192" text:id="ct26014619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60146296" text:id="ct260146296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260146400" text:id="ct26014640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60146504" text:id="ct260146504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260146088" text:id="ct26014608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60146608" text:id="ct260146608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260146712" text:id="ct26014671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260124352" text:id="ct260124352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260124456" text:id="ct260124456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260124248" text:id="ct260124248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260124144" text:id="ct260124144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260124976" text:id="ct260124976">
          <text:deletion>
            <office:change-info>
              <dc:creator>Unbekannter Autor</dc:creator>
              <dc:date>2015-08-13T11:45:00</dc:date>
            </office:change-info>
            <text:p text:style-name="P2"><text:span text:style-name="T5">2</text:span></text:p>
          </text:deletion>
        </text:changed-region>
        <text:changed-region xml:id="ct260125080" text:id="ct260125080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77876312" text:id="ct77876312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77875376" text:id="ct77875376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260147024" text:id="ct260147024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260147232" text:id="ct260147232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260146816" text:id="ct260146816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2">MyCoRe:<text:tab/><text:span text:style-name="T9">My</text:span> <text:span text:style-name="T9">Co</text:span>ntent <text:span text:style-name="T9">Re</text:span>pository ['maɪkɔːr]</text:p>
      <text:p text:style-name="P1">License:<text:tab/><text:span text:style-name="T9">Open Source Software</text:span><text:change-start text:change-id="ct260124872"/><text:span text:style-name="T26">, </text:span><text:span text:style-name="T37">licensed</text:span><text:span text:style-name="T26"> under </text:span><text:span text:style-name="T2">the </text:span><text:change-end text:change-id="ct260124872"/><text:change text:change-id="ct260143384"/><text:span text:style-name="T13">GNU General Public License</text:span> (GPL) </text:p>
      <text:p text:style-name="P2">Developers:<text:tab/><text:change-start text:change-id="ct260141304"/><text:span text:style-name="T12">The </text:span><text:change-end text:change-id="ct260141304"/><text:span text:style-name="T9">MyCoRe Community</text:span></text:p>
      <text:p text:style-name="P2">Website: <text:tab/><text:span text:style-name="T9">http://www.mycore.org</text:span></text:p>
      <text:p text:style-name="P2">Type:<text:tab/>Web application for <text:change text:change-id="ct260143696"/><text:change-start text:change-id="ct260143904"/><text:span text:style-name="T4">d</text:span><text:change-end text:change-id="ct260143904"/>igital <text:change text:change-id="ct260143592"/><text:change-start text:change-id="ct260144008"/><text:span text:style-name="T4">l</text:span><text:change-end text:change-id="ct260144008"/>ibraries, <text:change text:change-id="ct260144112"/><text:change-start text:change-id="ct260144216"/><text:span text:style-name="T4">c</text:span><text:change-end text:change-id="ct260144216"/>ontent <text:change text:change-id="ct260144320"/><text:change-start text:change-id="ct260144424"/><text:span text:style-name="T4">m</text:span><text:change-end text:change-id="ct260144424"/>anagement, <text:line-break/><text:tab/><text:change text:change-id="ct260143800"/><text:change-start text:change-id="ct260144736"/><text:span text:style-name="T4">d</text:span><text:change-end text:change-id="ct260144736"/>ocument <text:change text:change-id="ct260144944"/><text:change-start text:change-id="ct260145048"/><text:span text:style-name="T4">m</text:span><text:change-end text:change-id="ct260145048"/>anagement, <text:change text:change-id="ct260145152"/><text:change-start text:change-id="ct260145256"/><text:span text:style-name="T4">d</text:span><text:change-end text:change-id="ct260145256"/>ocument server, <text:change text:change-id="ct260144840"/><text:change-start text:change-id="ct260145464"/><text:span text:style-name="T4">p</text:span><text:change-end text:change-id="ct260145464"/>ublication server, <text:line-break/><text:tab/><text:change text:change-id="ct260145568"/><text:change-start text:change-id="ct260145360"/><text:span text:style-name="T3">d</text:span><text:change-end text:change-id="ct260145360"/><text:span text:style-name="T3">igital </text:span><text:change text:change-id="ct260145672"/><text:change-start text:change-id="ct260145776"/><text:span text:style-name="T3">a</text:span><text:change-end text:change-id="ct260145776"/>rchiv<text:change-start text:change-id="ct260145880"/><text:span text:style-name="T4">ing</text:span><text:change-end text:change-id="ct260145880"/><text:change text:change-id="ct260145984"/><text:change-start text:change-id="ct260146192"/><text:span text:style-name="T4"> solution</text:span><text:change-end text:change-id="ct260146192"/>, <text:change text:change-id="ct260146296"/><text:change-start text:change-id="ct260146400"/><text:span text:style-name="T4">i</text:span><text:change-end text:change-id="ct260146400"/>nstitutional <text:change text:change-id="ct260146504"/><text:change-start text:change-id="ct260146088"/><text:span text:style-name="T4">r</text:span><text:change-end text:change-id="ct260146088"/>epositories</text:p>
      <text:p text:style-name="P2">Language:<text:tab/>Language of MyCoRe application is <text:change text:change-id="ct260146608"/><text:change-start text:change-id="ct260146712"/><text:span text:style-name="T4">configurable</text:span><text:change-end text:change-id="ct260146712"/>, documentation is German</text:p>
      <text:p text:style-name="P3">LTS Release:<text:tab/>201<text:change text:change-id="ct260124352"/><text:change-start text:change-id="ct260124456"/><text:span text:style-name="T35">5</text:span><text:change-end text:change-id="ct260124456"/>.0<text:change text:change-id="ct260124248"/><text:change-start text:change-id="ct260124144"/><text:span text:style-name="T35">5</text:span><text:change-end text:change-id="ct260124144"/> (<text:span text:style-name="T13">long term release</text:span>)</text:p>
      <text:p text:style-name="P2">Version:<text:tab/><text:span text:style-name="T5">2015.0</text:span><text:change text:change-id="ct260124976"/><text:change-start text:change-id="ct260125080"/><text:span text:style-name="T5">7</text:span><text:change-end text:change-id="ct260125080"/></text:p>
      <text:p text:style-name="P2">Operating system:<text:tab/>Windows, Unix, Linux, Mac OS X</text:p>
      <text:p text:style-name="P4">System requirements:<text:tab/>Web <text:change text:change-id="ct77876312"/><text:change-start text:change-id="ct77875376"/><text:span text:style-name="T4">a</text:span><text:change-end text:change-id="ct77875376"/>pplication <text:change text:change-id="ct260147024"/><text:change-start text:change-id="ct260147232"/><text:span text:style-name="T4">s</text:span><text:change-end text:change-id="ct260147232"/>erver: Apache Tomcat, Jetty or <text:span text:style-name="T22">comparable web server</text:span><text:line-break/>Database: <text:span text:style-name="T22">PostgreSQL, </text:span>MySQL, Oracle, IBM DB2, HSQLDB<text:change text:change-id="ct260146816"/> or other relational database management system<text:line-break/>Java <text:span text:style-name="T5">7</text:span> SDK, Apache Ant, <text:span text:style-name="T22">Maven, </text:span>SVN <text:span text:style-name="T19">c</text:span>lient </text:p>
      <text:p text:style-name="P9">Download:<text:tab/><text:span text:style-name="T23">http://mycore.org/download/<text:line-break/>http://mycore.de/documentation/getting_started/mir.html</text:span></text:p>
      <text:p text:style-name="P7"><text:span text:style-name="T22">Example</text:span> application:<text:tab/><text:span text:style-name="T10">MIR</text:span><text:span text:style-name="T27">, </text:span><text:span text:style-name="T28">that is the </text:span><text:span text:style-name="T14">M</text:span><text:span text:style-name="T15">ODS</text:span><text:span text:style-name="T14"> Institutional Repository, </text:span>http://mycore.<text:span text:style-name="T3">org</text:span>/<text:span text:style-name="T24">mir</text:span> </text:p>
      <text:p text:style-name="P10">Functionality:<text:tab/><text:span text:style-name="T25">The </text:span>MyCoRe <text:span text:style-name="T25">framework</text:span> provides functionality of <text:span text:style-name="T31">information repositories </text:span>and publication servers. Own web applications can be developed with MyCoRe by configurations and adjustments in XML, XSL <text:span text:style-name="T20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21"> An integrated viewing tool is provided for displaying images or high-resolution illustrations. </text:span>Standards are supported for metadata (like <text:span text:style-name="T17">MODS</text:span>) and for classifications (e.g. <text:span text:style-name="T13">Dewey Decimal Classification</text:span><text:span text:style-name="T16"> DDC</text:span>). Metadata models are adaptable and expandable. Persistent identifiers (URN, <text:span text:style-name="T32">handle</text:span>) assure permanent access to the data. Interfaces to other systems are supported such as the <text:span text:style-name="T13">Open Archives Initiative Protocol for Metadata Harvesting</text:span> (OAI-PMH), the <text:span text:style-name="T13">Simple Web-service Offering Repository Deposit</text:span> (SWORD), <text:span text:style-name="T32">REST</text:span> or search engine robots. Access to MyCoRe applications can be controlled by user and rights management <text:span text:style-name="T33">with LDAP or shibboleth. </text:span><text:span text:style-name="T13">Access Control Lists</text:span> (ACL)<text:span text:style-name="T33"> </text:span>specif<text:span text:style-name="T33">y </text:span>what operations are allowed to be performed on <text:span text:style-name="T34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officeooo:rsid="001b802b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8-13T12:50:35.189000000</dc:date>
    <meta:editing-duration>PT18H28M46S</meta:editing-duration>
    <meta:editing-cycles>66</meta:editing-cycles>
    <meta:generator>LibreOffice/4.3.4.1$Windows_x86 LibreOffice_project/bc356b2f991740509f321d70e4512a6a54c5f243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28" meta:character-count="2489" meta:non-whitespace-character-count="2164"/>
    <meta:user-defined meta:name="Info 1"/>
    <meta:user-defined meta:name="Info 2"/>
    <meta:user-defined meta:name="Info 3"/>
    <meta:user-defined meta:name="Info 4"/>
  </office:meta>
</office:document-meta>
</file>